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aca" officeooo:paragraph-rsid="00001aca"/>
    </style:style>
    <style:style style:name="P2" style:family="paragraph" style:parent-style-name="Standard">
      <style:text-properties style:font-name="Arial" officeooo:rsid="00001aca" officeooo:paragraph-rsid="00001aca"/>
    </style:style>
    <style:style style:name="P3" style:family="paragraph" style:parent-style-name="Standard">
      <style:text-properties style:font-name="Sans-serif" fo:font-size="10.5pt" officeooo:rsid="00001aca" officeooo:paragraph-rsid="00001aca" style:font-size-asian="9.14999961853027pt" style:font-size-complex="10.5pt"/>
    </style:style>
    <style:style style:name="P4" style:family="paragraph" style:parent-style-name="Standard">
      <style:text-properties style:font-name="Sans-serif" fo:font-size="10.5pt" officeooo:rsid="0000335a" officeooo:paragraph-rsid="0000335a" style:font-size-asian="9.14999961853027pt" style:font-size-complex="10.5pt"/>
    </style:style>
    <style:style style:name="P5" style:family="paragraph" style:parent-style-name="Standard">
      <style:text-properties style:font-name="Sans-serif" fo:font-size="10.5pt" officeooo:rsid="0001c580" officeooo:paragraph-rsid="0001c580" style:font-size-asian="9.14999961853027pt" style:font-size-complex="10.5pt"/>
    </style:style>
    <style:style style:name="P6" style:family="paragraph" style:parent-style-name="Standard">
      <style:paragraph-properties fo:break-before="page"/>
      <style:text-properties style:font-name="Arial" officeooo:rsid="00001aca" officeooo:paragraph-rsid="00001aca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bfbfbf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bfbfbf" loext:opacity="100%" style:font-name="sans-serif" fo:font-size="10.5pt" fo:letter-spacing="normal" fo:font-style="normal" fo:font-weight="normal" officeooo:rsid="0000335a"/>
    </style:style>
    <style:style style:name="T3" style:family="text">
      <style:text-properties officeooo:rsid="0000335a"/>
    </style:style>
    <style:style style:name="T4" style:family="text">
      <style:text-properties officeooo:rsid="0001c580"/>
    </style:style>
    <style:style style:name="T5" style:family="text">
      <style:text-properties officeooo:rsid="00022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ladičká básnířka</text:p>
      <text:p text:style-name="P2"/>
      <text:p text:style-name="Standard"><text:span text:style-name="T1">Mladičká básnířka</text:span><text:line-break/><text:span text:style-name="T1">s korálky nad kotníky</text:span><text:line-break/><text:span text:style-name="T1">bouchala na dvířka</text:span><text:line-break/><text:span text:style-name="T1">paláce poetiky <text:s text:c="4"/></text:span><text:line-break/><text:span text:style-name="T1">s někým se vyspala</text:span><text:line-break/><text:span text:style-name="T1">někomu nedala</text:span><text:line-break/><text:span text:style-name="T1">láska jako hobby</text:span><text:line-break/><text:span text:style-name="T1">pak o tom napsala sonet na čtyři doby</text:span> </text:p>
      <text:p text:style-name="Standard"/>
      <text:p text:style-name="P7"><text:span text:style-name="T1">Své srdce skloňovala</text:span><text:line-break/><text:span text:style-name="T1">podle vzoru Ferlinghetti</text:span><text:line-break/><text:span text:style-name="T1">ve vzduchu nechávala</text:span><text:line-break/><text:span text:style-name="T1">viset vždy jen půlku věty</text:span><text:line-break/><text:span text:style-name="T1">plná tragiky</text:span><text:line-break/><text:span text:style-name="T1">plná mystiky</text:span><text:line-break/><text:span text:style-name="T1">plná splínu</text:span><text:line-break/><text:span text:style-name="T1">tak jí to otiskli</text:span><text:line-break/><text:span text:style-name="T1">v jednom magazínu</text:span> </text:p>
      <text:p text:style-name="P7"/>
      <text:p text:style-name="P7"><text:span text:style-name="T1">Bývala viděna</text:span><text:line-break/><text:span text:style-name="T1">v malém baru U Rozhlasu</text:span><text:line-break/><text:span text:style-name="T1">od sebe kolena</text:span><text:line-break/><text:span text:style-name="T1">a cizí ruka kolem pasu</text:span><text:line-break/><text:span text:style-name="T1">trochu se napila</text:span><text:line-break/><text:span text:style-name="T1">trochu se opila</text:span><text:line-break/><text:span text:style-name="T1">na účet redaktora</text:span><text:line-break/><text:span text:style-name="T1">za týden nato byla</text:span><text:line-break/><text:span text:style-name="T1">hvězdou mikrofóra</text:span> </text:p>
      <text:p text:style-name="P7"/>
      <text:p text:style-name="P7"><text:span text:style-name="T1">Pod paží nosila</text:span><text:line-break/><text:span text:style-name="T1">rozepsané rukopisy</text:span><text:line-break/><text:span text:style-name="T1">ráno se budila</text:span><text:line-break/><text:span text:style-name="T1">vedle záchodové mísy</text:span><text:line-break/><text:span text:style-name="T1">múzou políbená</text:span><text:line-break/><text:span text:style-name="T1">životem potřísněná</text:span><text:line-break/><text:span text:style-name="T1">plná zázraků</text:span><text:line-break/><text:span text:style-name="T1">a pak ji vyhodili</text:span><text:line-break/><text:span text:style-name="T1">z gymlpu i z baráku</text:span> </text:p>
      <text:p text:style-name="P7"/>
      <text:p text:style-name="P7"><text:span text:style-name="T1">Šly řeči okolím</text:span><text:line-break/><text:span text:style-name="T1">že měla něco s Esembáky</text:span><text:line-break/><text:span text:style-name="T1">ať bylo cokoli</text:span><text:line-break/><text:span text:style-name="T1">přestala věřit na zázraky</text:span><text:line-break/><text:span text:style-name="T1">cítila u srdce</text:span><text:line-break/><text:span text:style-name="T1">jak po ní přešla</text:span><text:line-break/><text:span text:style-name="T1">železná bota</text:span><text:line-break/><text:span text:style-name="T1">tak o tom napsala</text:span><text:line-break/><text:span text:style-name="T1">sonet ze života</text:span> </text:p>
      <text:p text:style-name="P6">Mladičká ajťačka</text:p>
      <text:p text:style-name="P1"/>
      <text:p text:style-name="P3">Mladičká ajťačka</text:p>
      <text:p text:style-name="P3">s nálepkama na <text:span text:style-name="T3">kompjůtru</text:span></text:p>
      <text:p text:style-name="P4">do školy jezdila</text:p>
      <text:p text:style-name="P4">na <text:span text:style-name="T4">elektrickém</text:span> sk<text:span text:style-name="T4">ú</text:span>tru</text:p>
      <text:p text:style-name="P4">s někým s<text:span text:style-name="T4">e vyspala</text:span></text:p>
      <text:p text:style-name="P5">zletilá nebyla</text:p>
      <text:p text:style-name="P4">coding jako hobby</text:p>
      <text:p text:style-name="P4">pak <text:span text:style-name="T5">si udělala repa na projekt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22:18:49.864000000</meta:creation-date>
    <dc:date>2022-01-31T22:56:19.345000000</dc:date>
    <meta:editing-duration>PT6M59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15" meta:word-count="173" meta:character-count="1004" meta:non-whitespace-character-count="836"/>
  </office:meta>
</office:document-meta>
</file>